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059136" officeooo:paragraph-rsid="00100916"/>
    </style:style>
    <style:style style:name="P2" style:family="paragraph" style:parent-style-name="Standard">
      <style:paragraph-properties fo:text-align="justify" style:justify-single-word="false"/>
      <style:text-properties officeooo:rsid="00059136" officeooo:paragraph-rsid="0012e667"/>
    </style:style>
    <style:style style:name="P3" style:family="paragraph" style:parent-style-name="Standard">
      <style:paragraph-properties fo:text-align="justify" style:justify-single-word="false"/>
      <style:text-properties officeooo:rsid="00059136" officeooo:paragraph-rsid="001afbdb"/>
    </style:style>
    <style:style style:name="T1" style:family="text">
      <style:text-properties officeooo:rsid="0007109b"/>
    </style:style>
    <style:style style:name="T2" style:family="text">
      <style:text-properties officeooo:rsid="0012e667"/>
    </style:style>
    <style:style style:name="T3" style:family="text">
      <style:text-properties officeooo:rsid="001afbd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O banco de dados conta com um sistema de consultas, onde essas consultas trarão informações relevantes para situações que são corriqueira no contexto do supermercado. <text:span text:style-name="T1">Para fins de conhecimento e gerenciamento de produtos vendidos é necessário agrupar as vendas por um intervalo de datas. O supermercado tem centenas de produtos no estoque para se saber a possibilidade de falta de produtos nas próximas semanas é importante que ao indicar o código de barras o sistema retorne a quantidade deste produto no estoque.</text:span></text:p>
      <text:p text:style-name="P3"><text:tab/><text:span text:style-name="T2">O estoque tem todas as informações dos produtos, para que as prateleiras não forneçam produtos fora do prazo de validade é importante que ao informar um intervalo de datas sejam apresentados os produtos que tem sua data de validade nesse período de tempo. O supermercado precisa filtrar por data os produtos que foram comprados para estoque. Os funcionários que são responsáveis pelas compras do supermercado precisam de informações importantes rápido, por isso quando for especificado o nome do fornecedor o sistema retornará os telefones para contato dos fornecedores. O dono também preza por um controle dos funcionários que administraram as compras para abastecimento de estoque por isso ao inserir o código da compra deve ser retornado o funcionário que ficou responsável pela mesma. </text:span></text:p>
      <text:p text:style-name="P2"><text:span text:style-name="T2"><text:tab/>O supermercado é divido em setores, para o controle dos funcionários é necessário que ao informar o setor seja exibido todos os funcionários que trabalham no mesmo, para o gerenciamento do setor é essencial saber o único funcionário que o gerencia. Também é preciso ter conhecimento sobre o salário de cada funcionário para isso faz-se uma filtragem pelo seu número de matrícula.</text:span></text:p>
      <text:p text:style-name="P2"><text:tab/><text:span text:style-name="T3">Para a gestão financeira do supermercado pode ser informado uma forma de pagamento e um intervalo de datas para ser retornado o lucro do supermercado nesse período e nessa forma de pagamento. É essencial</text:span> que haja agilização no calculo do valor total da venda de produtos é preciso que o funcionário consiga filtrar o valor e a descrição de um produto específico pelo código de barr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9T16:33:53.985000000</meta:creation-date>
    <dc:date>2018-07-20T16:59:04.512000000</dc:date>
    <meta:editing-duration>PT1H42M</meta:editing-duration>
    <meta:editing-cycles>8</meta:editing-cycles>
    <meta:generator>LibreOffice/6.0.5.2$Windows_X86_64 LibreOffice_project/54c8cbb85f300ac59db32fe8a675ff7683cd5a16</meta:generator>
    <meta:document-statistic meta:table-count="0" meta:image-count="0" meta:object-count="0" meta:page-count="1" meta:paragraph-count="4" meta:word-count="333" meta:character-count="2070" meta:non-whitespace-character-count="1736"/>
  </office:meta>
</office:document-meta>
</file>